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0pt" style:font-size-asian="10pt" style:font-size-complex="10pt"/>
    </style:style>
    <style:style style:name="P8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9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0" style:family="paragraph" style:parent-style-name="UrbanBody">
      <style:text-properties style:font-name="Arial" fo:font-size="12pt" style:font-size-asian="12pt" style:font-size-complex="12pt"/>
    </style:style>
    <style:style style:name="P11" style:family="paragraph" style:parent-style-name="UrbanBody">
      <style:text-properties style:font-name="Arial" fo:font-size="12pt" officeooo:rsid="00356754" officeooo:paragraph-rsid="00356754" style:font-size-asian="12pt" style:font-size-complex="12pt"/>
    </style:style>
    <style:style style:name="P12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13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" fo:font-size="12pt" fo:language="fr" fo:country="FR" officeooo:rsid="00356754" officeooo:paragraph-rsid="00356754" style:font-size-asian="12pt" style:font-size-complex="12pt"/>
    </style:style>
    <style:style style:name="P16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2pt" fo:language="fr" fo:country="FR" officeooo:paragraph-rsid="00356754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fr" fo:country="FR" officeooo:rsid="00356754" officeooo:paragraph-rsid="00356754" style:font-size-asian="12pt" style:font-size-complex="12pt"/>
    </style:style>
    <style:style style:name="P18" style:family="paragraph" style:parent-style-name="UrbanTitle2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paragraph-rsid="0046c58f" style:font-size-asian="10pt" style:font-weight-asian="bold" style:font-size-complex="10pt" style:font-weight-complex="bold"/>
    </style:style>
    <style:style style:name="P19" style:family="paragraph" style:parent-style-name="Frame_20_contents">
      <style:text-properties style:font-name="Arial" fo:font-size="10.5pt" officeooo:paragraph-rsid="0046c58f" style:font-size-asian="10.5pt" style:font-size-complex="10.5pt"/>
    </style:style>
    <style:style style:name="P20" style:family="paragraph" style:parent-style-name="Standard">
      <style:text-properties style:font-name="Arial" fo:font-size="10.5pt" officeooo:paragraph-rsid="0046c58f" style:font-size-asian="10.5pt" style:font-size-complex="10.5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officeooo:paragraph-rsid="0046c58f" style:font-size-asian="11pt" style:font-size-complex="11pt"/>
    </style:style>
    <style:style style:name="P2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6c58f" style:font-size-asian="10pt" style:font-size-complex="10pt"/>
    </style:style>
    <style:style style:name="P23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2pt" fo:language="fr" fo:country="FR" officeooo:paragraph-rsid="00356754" style:font-size-asian="12pt" style:font-size-complex="12pt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style:font-name="Arial" fo:font-size="12pt" fo:language="fr" fo:country="FR" officeooo:paragraph-rsid="00356754" style:font-size-asian="12pt" style:font-size-complex="12pt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style:font-name="Arial" fo:font-size="12pt" fo:language="fr" fo:country="FR" officeooo:rsid="00356754" officeooo:paragraph-rsid="00356754" style:font-size-asian="12pt" style:font-size-complex="12pt"/>
    </style:style>
    <style:style style:name="P26" style:family="paragraph" style:parent-style-name="UrbanBody">
      <style:paragraph-properties fo:text-align="end" style:justify-single-word="false"/>
      <style:text-properties style:font-name="Arial" fo:font-size="10.5pt" officeooo:paragraph-rsid="002ff25c" style:font-size-asian="10.5pt" style:font-size-complex="10.5pt"/>
    </style:style>
    <style:style style:name="P27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21265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9" style:family="text">
      <style:text-properties officeooo:rsid="00362119"/>
    </style:style>
    <style:style style:name="T10" style:family="text">
      <style:text-properties officeooo:rsid="00318bbc"/>
    </style:style>
    <style:style style:name="T11" style:family="text">
      <style:text-properties officeooo:rsid="00356754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officeooo:rsid="004457ec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<office:annotation><dc:creator>Gauthier Bastien</dc:creator><dc:date>2011-01-13T14:56:41</dc:date><text:p text:style-name="P28"><text:span text:style-name="T19">do text</text:span></text:p><text:p text:style-name="P28"><text:span text:style-name="T19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22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9">S<text:span text:style-name="T6">PW - </text:span>Département des Permis et Autorisations</text:p>
            <text:p text:style-name="P19"><text:span text:style-name="Emphasis"><text:span text:style-name="T1">Avenue Prince de Liège, 15<text:line-break/>5100 </text:span></text:span><text:span text:style-name="Emphasis"><text:span text:style-name="T2">Namur</text:span></text:span></text:p>
            <text:p text:style-name="P18"><text:span text:style-name="T18">RECOMMANDÉ</text:span></text:p>
          </table:table-cell>
        </table:table-row>
      </table:table>
      <text:p text:style-name="P20"/>
      <text:p text:style-name="P27">Transmis<text:span text:style-name="T7">sion</text:span> <text:span text:style-name="T11">des pièces pour recours</text:span></text:p>
      <text:p text:style-name="P3"/>
      <text:p text:style-name="P5"/>
      <text:p text:style-name="P6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12"><text:span text:style-name="T4">Nos références :</text:span> <text:span text:style-name="T5"><text:text-input text:description="">self.getReference()</text:text-input></text:span></text:p>
      <text:p text:style-name="P13">Vos références: <text:span text:style-name="T12"><text:text-input text:description="">self.getReferenceDGATLP()</text:text-input></text:span></text:p>
      <text:p text:style-name="P5"/>
      <text:p text:style-name="P7"><office:annotation><dc:creator>Gauthier Bastien</dc:creator><dc:date>2011-02-16T16:12:24</dc:date><text:p text:style-name="P28"><text:span text:style-name="T21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8"><text:span text:style-name="T20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7"/>
      <text:p text:style-name="P10"><text:span text:style-name="T10">Monsieur le Fonctionnaire Technique</text:span>,</text:p>
      <text:p text:style-name="P10"/>
      <text:p text:style-name="P11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11"/>
      <text:list xml:id="list3759118387" text:style-name="L1">
        <text:list-item>
          <text:p text:style-name="P23">l’affiche annonçant l’enquête publique ;</text:p>
        </text:list-item>
        <text:list-item>
          <text:p text:style-name="P24">le certificat d’affichage de l’enquête publique ;</text:p>
        </text:list-item>
        <text:list-item>
          <text:p text:style-name="P24">le procès-verbal de clôture de l'enquête publique ;</text:p>
        </text:list-item>
        <text:list-item>
          <text:p text:style-name="P24">une copie des réclamations ;</text:p>
        </text:list-item>
        <text:list-item>
          <text:p text:style-name="P24">la synthèse des objections et observations écrites et orales formulées au cours de l’enquête ;</text:p>
        </text:list-item>
        <text:list-item>
          <text:p text:style-name="P24">l’avis formulé par le Collège au terme de l’enquête ;</text:p>
        </text:list-item>
        <text:list-item>
          <text:p text:style-name="P24">une copie de la décision querellée ;</text:p>
        </text:list-item>
        <text:list-item>
          <text:p text:style-name="P24">le certificat d'affichage de la décision et copie de l'affiche ;</text:p>
        </text:list-item>
        <text:list-item>
          <text:p text:style-name="P25">les recommandés datés de la notification de la décision au Fonctionnaire technique, ainsi qu’au demandeur.</text:p>
        </text:list-item>
      </text:list>
      <text:p text:style-name="P15"/>
      <text:p text:style-name="P16">Dans un courrier ultérieur, vous recevrez le certificat d’affichage du présent recours.</text:p>
      <text:p text:style-name="P17">Veuillez agréer, Monsieur <text:span text:style-name="T13">le Fonctionnaire Technique</text:span>, l’expression de ma meilleure considération.</text:p>
      <text:p text:style-name="P8"/>
      <text:p text:style-name="P8"><office:annotation><dc:creator>Gauthier Bastien</dc:creator><dc:date>2011-01-13T14:56:41</dc:date><text:p text:style-name="P28"><text:span text:style-name="T19">do text</text:span></text:p><text:p text:style-name="P28"><text:span text:style-name="T19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38:37.730422488</dc:date>
    <dc:language>fr-FR</dc:language>
    <meta:editing-cycles>126</meta:editing-cycles>
    <meta:editing-duration>P1DT9H51M6S</meta:editing-duration>
    <meta:document-statistic meta:table-count="1" meta:image-count="0" meta:object-count="0" meta:page-count="1" meta:paragraph-count="27" meta:word-count="232" meta:character-count="1639" meta:non-whitespace-character-count="1471"/>
    <meta:user-defined meta:name="Info 1"/>
    <meta:user-defined meta:name="Info 2"/>
    <meta:user-defined meta:name="Info 3"/>
    <meta:user-defined meta:name="Info 4"/>
  </office:meta>
</office:document-meta>
</file>